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e285"/>
    </style:style>
    <style:style style:name="T1" style:family="text">
      <style:text-properties officeooo:rsid="000fe2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>niyonzima@niyonzima-VirtualBox:~$ cd Desktop</text:span></text:p>
      <text:p text:style-name="P1"><text:span text:style-name="T1">niyonzima@niyonzima-VirtualBox:~/Desktop$ mkdir .ssh</text:span></text:p>
      <text:p text:style-name="P1"><text:span text:style-name="T1">niyonzima@niyonzima-VirtualBox:~/Desktop$ ssh-keygen -t rsa</text:span></text:p>
      <text:p text:style-name="P1"><text:span text:style-name="T1">Generating public/private rsa key pair.</text:span></text:p>
      <text:p text:style-name="P1"><text:span text:style-name="T1">Enter file in which to save the key (/home/niyonzima/.ssh/id_rsa): </text:span></text:p>
      <text:p text:style-name="P1"><text:span text:style-name="T1">Enter passphrase (empty for no passphrase): </text:span></text:p>
      <text:p text:style-name="P1"><text:span text:style-name="T1">Enter same passphrase again: </text:span></text:p>
      <text:p text:style-name="P1"><text:span text:style-name="T1">Your identification has been saved in /home/niyonzima/.ssh/id_rsa.</text:span></text:p>
      <text:p text:style-name="P1"><text:span text:style-name="T1">Your public key has been saved in /home/niyonzima/.ssh/id_rsa.pub.</text:span></text:p>
      <text:p text:style-name="P1"><text:span text:style-name="T1">The key fingerprint is:</text:span></text:p>
      <text:p text:style-name="P1"><text:span text:style-name="T1">58:f3:f2:3a:e6:92:bd:d9:b5:5a:d6:89:8b:4d:95:e1 niyonzima@niyonzima-VirtualBox</text:span></text:p>
      <text:p text:style-name="P1"><text:span text:style-name="T1">The key's randomart image is:</text:span></text:p>
      <text:p text:style-name="P1"><text:span text:style-name="T1">+--[ RSA 2048]----+</text:span></text:p>
      <text:p text:style-name="P1"><text:span text:style-name="T1">| <text:s text:c="16"/>|</text:span></text:p>
      <text:p text:style-name="P1"><text:span text:style-name="T1">| <text:s text:c="16"/>|</text:span></text:p>
      <text:p text:style-name="P1"><text:span text:style-name="T1">| <text:s text:c="7"/>o <text:s text:c="4"/>. <text:s/>|</text:span></text:p>
      <text:p text:style-name="P1"><text:span text:style-name="T1">| <text:s text:c="6"/>o o <text:s text:c="2"/>. o |</text:span></text:p>
      <text:p text:style-name="P1"><text:span text:style-name="T1">| <text:s text:c="5"/>. S . <text:s text:c="2"/>E <text:s/>|</text:span></text:p>
      <text:p text:style-name="P1"><text:span text:style-name="T1">| <text:s text:c="8"/>o <text:s text:c="2"/>+ . |</text:span></text:p>
      <text:p text:style-name="P1"><text:span text:style-name="T1">| <text:s text:c="6"/>o <text:s/>. * o <text:s/>|</text:span></text:p>
      <text:p text:style-name="P1"><text:span text:style-name="T1">| <text:s text:c="5"/>o ++ B o <text:s text:c="2"/>|</text:span></text:p>
      <text:p text:style-name="P1"><text:span text:style-name="T1">| <text:s text:c="6"/>+=o+.+ <text:s text:c="3"/>|</text:span></text:p>
      <text:p text:style-name="P1"><text:span text:style-name="T1">+-----------------+</text:span></text:p>
      <text:p text:style-name="P1"><text:span text:style-name="T1">niyonzima@niyonzima-VirtualBox:~/Desktop$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7T11:30:06</meta:creation-date>
    <dc:date>2014-03-07T11:30:48</dc:date>
    <meta:editing-duration>P0D</meta:editing-duration>
    <meta:editing-cycles>1</meta:editing-cycles>
    <meta:document-statistic meta:table-count="0" meta:image-count="0" meta:object-count="0" meta:page-count="1" meta:paragraph-count="24" meta:word-count="108" meta:character-count="847" meta:non-whitespace-character-count="668"/>
    <meta:generator>LibreOffice/3.6$Linux_x86 LibreOffice_project/360m1$Build-2</meta:generator>
  </office:meta>
</office:document-meta>
</file>